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Table_20_Contents">
      <style:text-properties officeooo:rsid="000e9a22" officeooo:paragraph-rsid="0016de9c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sistema" style:list-style-name="Numerazione_20_UC">
      <style:text-properties officeooo:rsid="000db710" officeooo:paragraph-rsid="0016de9c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style:style style:name="T8" style:family="text">
      <style:text-properties officeooo:rsid="0014e782"/>
    </style:style>
    <style:style style:name="T9" style:family="text">
      <style:text-properties officeooo:rsid="0016de9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9">Genitore </text:span><text:span text:style-name="T7">Visualizza</text:span><text:span text:style-name="T7"> </text:span>questionar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9"><text:span text:style-name="T9">Iniziato da : Geni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9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267032" text:style-name="Numerazione_20_UC">
              <text:list-item>
                <text:p text:style-name="P10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3">2. Il sistema mostra la </text:span><text:span text:style-name="T4">lista <text:s/>dei questionari 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256094" text:style-name="L1">
              <text:list-item>
                <text:p text:style-name="P8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9</meta:editing-cycles>
    <meta:generator>LibreOffice/3.6$Windows_x86 LibreOffice_project/da8c1e6-fd468f4-454e206-f42a4a9-143cfd</meta:generator>
    <dc:date>2012-10-22T12:36:10.15</dc:date>
    <meta:document-statistic meta:table-count="1" meta:image-count="0" meta:object-count="0" meta:page-count="1" meta:paragraph-count="17" meta:word-count="76" meta:character-count="494" meta:non-whitespace-character-count="428"/>
  </office:meta>
</office:document-meta>
</file>